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Lien utile :</text:p>
      <text:p text:style-name="Standard"/>
      <text:p text:style-name="Standard"><text:a xlink:type="simple" xlink:href="https://www.jrailpass.com/blog/fr/jours-feries-japon#:~:text=Cérémonie%20de%20la%20majorité%20–%2011,équinoxe%20de%20printemps%20–%2020%20mars" text:style-name="Internet_20_link" text:visited-style-name="Visited_20_Internet_20_Link">https://www.jrailpass.com/blog/fr/jours-feries-japon#:~:text=C%C3%A9r%C3%A9monie%20de%20la%20majorit%C3%A9%20%E2%80%93%2011,%C3%A9quinoxe%20de%20printemps%20%E2%80%93%2020%20mars</text:a></text:p>
      <text:p text:style-name="Standard"/>
      <text:p text:style-name="Standard"><text:a xlink:type="simple" xlink:href="https://universdujapon.com/blogs/japon/10-symboles-emblematiques-du-japon" text:style-name="Internet_20_link" text:visited-style-name="Visited_20_Internet_20_Link">https://universdujapon.com/blogs/japon/10-symboles-emblematiques-du-japon</text:a></text:p>
      <text:p text:style-name="Standard"/>
      <text:p text:style-name="Standard"><text:a xlink:type="simple" xlink:href="https://dondon.media/chronologie-historique-du-japon/" text:style-name="Internet_20_link" text:visited-style-name="Visited_20_Internet_20_Link">https://dondon.media/chronologie-historique-du-japon/</text:a></text:p>
      <text:p text:style-name="Standard"/>
      <text:p text:style-name="Standard"><text:a xlink:type="simple" xlink:href="https://fr.wikipedia.org/wiki/Japon#Culture" text:style-name="Internet_20_link" text:visited-style-name="Visited_20_Internet_20_Link">https://fr.wikipedia.org/wiki/Japon#Culture</text:a></text:p>
      <text:p text:style-name="Standard"/>
      <text:p text:style-name="Standard">https://blog.japanwondertravel.com/top-tourist-attractions-tokyo-26145</text:p>
      <text:p text:style-name="Standard"/>
      <text:p text:style-name="Standard">https://www.okaerifrance.com/2021/04/06/les-chiffres-et-les-nombres-en-japonais/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0-17T10:51:36.61</meta:creation-date>
    <dc:date>2022-10-21T12:17:43.31</dc:date>
    <meta:editing-duration>PT5H38M58S</meta:editing-duration>
    <meta:editing-cycles>7</meta:editing-cycles>
    <meta:generator>OpenOffice/4.1.13$Win32 OpenOffice.org_project/4113m1$Build-9810</meta:generator>
    <meta:document-statistic meta:table-count="0" meta:image-count="0" meta:object-count="0" meta:page-count="1" meta:paragraph-count="7" meta:word-count="9" meta:character-count="509"/>
  </office:meta>
</office:document-meta>
</file>